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abaab" officeooo:paragraph-rsid="001ab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ÖRSTUD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5:34:31.030000000</meta:creation-date>
    <dc:date>2013-09-14T15:36:40.54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4.1.1.2$Windows_x86 LibreOffice_project/7e4286b58adc75a14f6d83f53a03b6c11fa2903</meta:generator>
  </office:meta>
</office:document-meta>
</file>